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alibri" style:font-name-complex="Calibri"/>
    </style:style>
    <style:style style:name="P2" style:family="paragraph" style:parent-style-name="Standard">
      <style:paragraph-properties style:line-height-at-least="0.503cm"/>
      <style:text-properties fo:color="#000000" loext:opacity="100%" style:font-name="Calibri" fo:font-size="10.5pt" style:font-size-asian="10.5pt" style:font-name-complex="Calibri"/>
    </style:style>
    <style:style style:name="P3" style:family="paragraph" style:parent-style-name="Standard">
      <style:paragraph-properties style:line-height-at-least="0.503cm"/>
      <style:text-properties fo:color="#000000" loext:opacity="100%" style:font-name="Calibri" fo:font-size="10.5pt" fo:language="en" fo:country="US" style:font-size-asian="10.5pt" style:font-name-complex="Calibri"/>
    </style:style>
    <style:style style:name="P4" style:family="paragraph" style:parent-style-name="Text_20_body">
      <style:text-properties fo:color="#000000" loext:opacity="100%" style:font-name="Calibri" style:font-name-complex="Calibri"/>
    </style:style>
    <style:style style:name="P5" style:family="paragraph" style:parent-style-name="Text_20_body">
      <style:text-properties fo:color="#c9211e" loext:opacity="100%" style:font-name="Calibri" style:font-name-complex="Calibri"/>
    </style:style>
    <style:style style:name="P6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Standard">
      <style:paragraph-properties style:line-height-at-least="0.503cm"/>
      <style:text-properties fo:color="#000000" loext:opacity="100%" style:font-name="Calibri" fo:font-size="10.5pt" fo:language="en" fo:country="US" fo:background-color="transparent" style:font-size-asian="10.5pt" style:font-name-complex="Calibri"/>
    </style:style>
    <style:style style:name="P9" style:family="paragraph" style:parent-style-name="Standard">
      <style:paragraph-properties style:line-height-at-least="0.503cm"/>
      <style:text-properties fo:color="#000000" loext:opacity="100%" style:font-name="Calibri" fo:font-size="10.5pt" fo:language="en" fo:country="US" style:font-size-asian="10.5pt" style:font-name-complex="Calibri"/>
    </style:style>
    <style:style style:name="P10" style:family="paragraph" style:parent-style-name="Standard">
      <style:paragraph-properties style:line-height-at-least="0.503cm"/>
      <style:text-properties fo:color="#000000" loext:opacity="100%" style:font-name="Calibri" fo:font-size="10.5pt" fo:background-color="transparent" style:font-size-asian="10.5pt" style:font-name-complex="Calibri"/>
    </style:style>
    <style:style style:name="P11" style:family="paragraph" style:parent-style-name="Standard">
      <style:text-properties fo:color="#000000" loext:opacity="100%" style:font-name="Calibri" fo:font-size="10.5pt" style:font-size-asian="10.5pt" style:font-name-complex="Calibri"/>
    </style:style>
    <style:style style:name="P12" style:family="paragraph" style:parent-style-name="Standard">
      <style:paragraph-properties style:line-height-at-least="0.503cm"/>
      <style:text-properties fo:color="#000000" loext:opacity="100%" style:font-name="Calibri" fo:font-size="10.5pt" style:font-size-asian="10.5pt" style:font-name-complex="Calibri"/>
    </style:style>
    <style:style style:name="P13" style:family="paragraph" style:parent-style-name="Standard">
      <style:text-properties officeooo:rsid="001c54d2" officeooo:paragraph-rsid="001c54d2"/>
    </style:style>
    <style:style style:name="P14" style:family="paragraph">
      <loext:graphic-properties draw:fill="none"/>
    </style:style>
    <style:style style:name="T1" style:family="text">
      <style:text-properties style:font-name="Calibri" style:font-name-complex="Calibri"/>
    </style:style>
    <style:style style:name="T2" style:family="text">
      <style:text-properties fo:color="#000000" loext:opacity="100%" style:font-name="Calibri" style:font-name-complex="Calibri"/>
    </style:style>
    <style:style style:name="T3" style:family="text">
      <style:text-properties officeooo:rsid="001b28e4"/>
    </style:style>
    <style:style style:name="T4" style:family="text">
      <style:text-properties officeooo:rsid="001e8070"/>
    </style: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draw:connector text:anchor-type="paragraph" draw:z-index="0" draw:name="Linie 1" draw:style-name="gr1" draw:text-style-name="P14" draw:type="line" svg:x1="0.042cm" svg:y1="1.406cm" svg:x2="17.267cm" svg:y2="1.406cm" svg:d="M42 1406h17225" svg:viewBox="0 0 17226 2"><text:p/></draw:connector><text:span text:style-name="Absatz-Standardschriftart"><text:span text:style-name="T1">If Statements:</text:span></text:span></text:h>
      <text:p text:style-name="P1"/>
      <text:h text:style-name="Heading_20_2" text:outline-level="2">Aufgabe 1:</text:h>
      <text:p text:style-name="P13"/>
      <text:p text:style-name="P11">Schreibe ei<text:span text:style-name="T3">n Programm</text:span> die Überprüft, ob eine Zahl zwischen 10 &amp; 15 liegt.</text:p>
      <text:p text:style-name="P3">Das Format der Methode:</text:p>
      <text:p text:style-name="P3"/>
      <text:p text:style-name="P3">between10And15(number:int) : boolean</text:p>
      <text:p text:style-name="P3"/>
      <text:p text:style-name="P2">Wenn die Nummer zwischen 10 und 15 ist, soll eine Konsolenausgabe mit dem Text: "Die Nummer ist zwischen 10 und 15" ausgegeben werden.</text:p>
      <text:p text:style-name="P2"/>
      <text:h text:style-name="Heading_20_2" text:outline-level="2">Aufgabe 2:</text:h>
      <text:p text:style-name="P2">Ergänze die oben erstellte Methode durch eine weitere Info. Wenn die Zahle über 15 ist soll eine Meldung ausgegeben werden.</text:p>
      <text:p text:style-name="P2">Wenn die Zahl kleiner als 10 ist dann soll ebenfalls der Nutzer darüber über die Konsole informiert werden</text:p>
      <text:p text:style-name="P2"/>
      <text:p text:style-name="P2"/>
      <text:h text:style-name="Heading_20_2" text:outline-level="2">Aufgabe 3:</text:h>
      <text:p text:style-name="P2">Erstelle ein String Array mit fester Länge und fülle dieses Array mit Strings deiner Wahl.</text:p>
      <text:p text:style-name="P2">Die Inputparameter sind einerseits das Array und andererseits die überprüfte Länge der Strings</text:p>
      <text:p text:style-name="P2">Schreibe eine Methode, die die Anzahl an Strings des Arrays zurückgibt, die über einer bestimmten Länge sind.</text:p>
      <text:p text:style-name="P2">Wenn die Länge der zu überprüfenden Namen kleiner als 0 ist soll nicht zurückgegeben werden</text:p>
      <text:p text:style-name="P2"/>
      <text:p text:style-name="P3">ElementsinStringGreaterThan ( String [] input_array , 5) : int</text:p>
      <text:p text:style-name="P3"/>
      <text:p text:style-name="P3"/>
      <text:h text:style-name="P7" text:outline-level="2">Aufgabe 4:</text:h>
      <text:p text:style-name="P8"/>
      <text:p text:style-name="P10">Java: if-else-4: Altersprüfung mit Scanner-Eingabe</text:p>
      <text:p text:style-name="P10"/>
      <text:p text:style-name="P10">Schreibe ein Programm, das folgende Anforderungen erfüllt:</text:p>
      <text:p text:style-name="P10">- <text:span text:style-name="T4">es gibt eine Integer Variable, in welcher das Alter abgespeichert wird</text:span></text:p>
      <text:p text:style-name="P10">- Die Altersangabe wird überprüft: Liegt der Wert unter 18, wird die Meldung "Zugang verweigert" ausgegeben.</text:p>
      <text:p text:style-name="P10"/>
      <text:p text:style-name="P10"/>
      <text:p text:style-name="P10">ERGAENZUNG 1:</text:p>
      <text:p text:style-name="P10">Arbeite mit zwei Methoden: Eine, die die Eingabe organisiert und eine, die die Altersüberprüfung und Ausgabe der Meldung.</text:p>
      <text:p text:style-name="P10"/>
      <text:p text:style-name="P5"/>
      <text:p text:style-name="P5"/>
      <text:p text:style-name="P5"/>
      <text:p text:style-name="P5"><text:soft-page-break/></text:p>
      <text:h text:style-name="Heading_20_2" text:outline-level="2">Aufgabe 5:</text:h>
      <text:p text:style-name="P4"/>
      <text:p text:style-name="P4">Schreibe ein Programm, was den Benutzer ein Password eingeben lässt. (Wenn der Text den Wert „meinPassw8rd“ entspricht, dann soll der Nutzer über die gültige Eingabe informiert werden.</text:p>
      <text:p text:style-name="P4">Es wird ein Passwort abgefragt (Konsoleneingabe), das Passwort wird auf Korrektheit überprüft</text:p>
      <text:p text:style-name="Text_20_body"><text:span text:style-name="Absatz-Standardschriftart"><text:span text:style-name="T2">(Achtung: Bei String-Vergleichen mit der Methode equals() arbeiten!)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000000" loext:opacity="100%" style:font-name="Calibri Light" fo:font-family="'Calibri Light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Mangal" style:font-family-complex="Mangal" style:font-family-generic-complex="roman" style:font-pitch-complex="variable" style:font-weight-complex="bold"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Absatz-Standardschriftart" style:family="text"/>
    <style:style style:name="Überschrift_20_2_20_Zchn" style:display-name="Überschrift 2 Zchn" style:family="text" style:parent-style-name="Absatz-Standardschriftart">
      <style:text-properties fo:color="#000000" loext:opacity="100%" style:font-name="Calibri Light" fo:font-family="'Calibri Light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Mangal" style:font-family-complex="Mangal" style:font-family-generic-complex="roman" style:font-pitch-complex="variable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Footer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1-13T23:18:00Z</meta:creation-date>
    <dc:date>2024-02-05T23:29:39.494244811</dc:date>
    <meta:editing-cycles>19</meta:editing-cycles>
    <meta:editing-duration>PT20M41S</meta:editing-duration>
    <meta:document-statistic meta:table-count="0" meta:image-count="0" meta:object-count="0" meta:page-count="2" meta:paragraph-count="27" meta:word-count="276" meta:character-count="1822" meta:non-whitespace-character-count="1571"/>
    <meta:template xlink:type="simple" xlink:actuate="onRequest" xlink:title="" xlink:href="Normal.dotm"/>
  </office:meta>
</office:document-meta>
</file>